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 Widget is used when we want a turn ON or turn OFF option.</text:p><text:p text:style-name="Standard">More info (<text:a xlink:type="simple" xlink:href="https://docs.lvgl.io/8.3/widgets/core/switch.html" text:style-name="Internet_20_link" text:visited-style-name="Visited_20_Internet_20_Link">link</text:a>)</text:p>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Switch (LVGL)9"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Switch (LVGL)12"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Switch (LVGL)15"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Switch (LVGL)18"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1" text:continue-numbering="true" text:continue-list="list_Switch (LVGL)20"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Switch (LVGL)22" text:continue-numbering="true" text:continue-list="list_Switch (LVGL)21"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Switch (LVGL)23" text:continue-numbering="true" text:continue-list="list_Switch (LVGL)22"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Switch (LVGL)24" text:continue-numbering="true" text:continue-list="list_Switch (LVGL)23"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Switch (LVGL)25" text:continue-numbering="true" text:continue-list="list_Switch (LVGL)24"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Switch (LVGL)26" text:continue-numbering="true" text:continue-list="list_Switch (LVGL)25"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Switch (LVGL)27" text:continue-numbering="true" text:continue-list="list_Switch (LVGL)26"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Switch (LVGL)28" text:continue-numbering="true" text:continue-list="list_Switch (LVGL)27"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Switch (LVGL)29" text:continue-numbering="true" text:continue-list="list_Switch (LVGL)28"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Switch (LVGL)30" text:continue-numbering="true" text:continue-list="list_Switch (LVGL)29"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Switch (LVGL)31" text:continue-numbering="true" text:continue-list="list_Switch (LVGL)30"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Switch (LVGL)32" text:continue-numbering="true" text:continue-list="list_Switch (LVGL)31"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Switch (LVGL)33" text:continue-numbering="true" text:continue-list="list_Switch (LVGL)32"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Switch (LVGL)34" text:continue-numbering="true" text:continue-list="list_Switch (LVGL)33"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Switch (LVGL)35" text:continue-numbering="true" text:continue-list="list_Switch (LVGL)34"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Switch (LVGL)36" text:continue-numbering="true" text:continue-list="list_Switch (LVGL)35"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Switch (LVGL)37" text:continue-numbering="true" text:continue-list="list_Switch (LVGL)36"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Switch (LVGL)38" text:continue-numbering="true" text:continue-list="list_Switch (LVGL)37"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Switch (LVGL)39" text:continue-numbering="true" text:continue-list="list_Switch (LVGL)38"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Switch (LVGL)40" text:continue-numbering="true" text:continue-list="list_Switch (LVGL)39"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Switch (LVGL)41" text:continue-numbering="true" text:continue-list="list_Switch (LVGL)40"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Switch (LVGL)42" text:continue-numbering="true" text:continue-list="list_Switch (LVGL)41"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Switch (LVGL)43" text:continue-numbering="true" text:continue-list="list_Switch (LVGL)42"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Switch (LVGL)44" text:continue-numbering="true" text:continue-list="list_Switch (LVGL)43"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Switch (LVGL)45"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Switch (LVGL)46" text:continue-numbering="true" text:continue-list="list_Switch (LVGL)44"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Switch (LVGL)47"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8" text:continue-numbering="true" text:continue-list="list_Switch (LVGL)46"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Switch (LVGL)49" text:continue-numbering="true" text:continue-list="list_Switch (LVGL)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Switch (LVGL)50" text:continue-numbering="true" text:continue-list="list_Switch (LVGL)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Switch (LVGL)51" text:continue-numbering="true" text:continue-list="list_Switch (LVGL)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Switch (LVGL)52" text:continue-numbering="true" text:continue-list="list_Switch (LVGL)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Switch (LVGL)53" text:continue-numbering="true" text:continue-list="list_Switch (LVGL)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54" text:continue-numbering="true" text:continue-list="list_Switch (LVGL)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witch (LVGL)5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6" text:continue-numbering="true" text:continue-list="list_Switch (LVGL)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witch (LVGL)57" text:continue-numbering="true" text:continue-list="list_Switch (LVGL)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witch (LVGL)58" text:continue-numbering="true" text:continue-list="list_Switch (LVGL)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